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2" style:family="text">
      <style:text-properties fo:font-family="'Liberation Sans'" style:font-family-generic="roman" style:font-pitch="variable" style:font-family-asian="Symbol" style:font-style-name-asian="Regular" style:font-charset-asian="x-symbol" style:font-family-complex="Symbol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123cm" svg:height="4.686cm" svg:x="3.904cm" svg:y="0.191cm">
            <draw:text-box>
              <text:p text:style-name="P1">P1 &amp; P2 controls s1</text:p>
              <text:p text:style-name="P1">P1 says s1</text:p>
              <text:p text:style-name="P1">P2 says s1</text:p>
              <text:p text:style-name="P1">s1 <text:span text:style-name="T1">É</text:span><text:span text:style-name="T2"> s3</text:span></text:p>
              <text:p text:style-name="P1"><text:span text:style-name="T2">-----------------</text:span></text:p>
              <text:p text:style-name="P1"><text:span text:style-name="T2">P3 says s3</text:span></text:p>
            </draw:text-box>
          </draw:frame>
          <draw:custom-shape draw:style-name="gr2" draw:text-style-name="P1" draw:layer="layout" svg:width="3.81cm" svg:height="1.905cm" svg:x="10.076cm" svg:y="1.626cm">
            <text:p text:style-name="P1">P3 says s3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.81cm" svg:height="1.905cm" svg:x="0.075cm" svg:y="0.226cm">
            <text:p text:style-name="P1">P1 says s1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.81cm" svg:height="1.905cm" svg:x="0.049cm" svg:y="2.9cm">
            <text:p text:style-name="P1">P2 says s1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16:50:22</meta:creation-date>
    <dc:date>2012-09-18T16:56:28</dc:date>
    <meta:editing-duration>P0D</meta:editing-duration>
    <meta:editing-cycles>1</meta:editing-cycles>
    <meta:document-statistic meta:object-count="5"/>
    <meta:generator>LibreOffice/3.5$Linux_X86_64 LibreOffice_project/350m1$Build-2</meta:generator>
  </office:meta>
</office:document-meta>
</file>